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T2" style:parent-style-name="DefaultParagraphFont" style:family="text">
      <style:text-properties fo:language="en" fo:country="US"/>
    </style:style>
    <style:style style:name="T3" style:parent-style-name="Hyperlink" style:family="text">
      <style:text-properties fo:language="en" fo:country="US"/>
    </style:style>
    <style:style style:name="T4" style:parent-style-name="DefaultParagraphFont" style:family="text">
      <style:text-properties style:font-name="Verdana" fo:color="#000000" fo:font-size="9pt" style:font-size-asian="9pt" style:font-size-complex="9pt" fo:background-color="#FFFFFF" fo:language="en" fo:country="US"/>
    </style:style>
    <style:style style:name="T5" style:parent-style-name="Emphasis" style:family="text">
      <style:text-properties style:font-name="Verdana" fo:color="#000000" fo:font-size="9pt" style:font-size-asian="9pt" style:font-size-complex="9pt" fo:background-color="#FFFFFF" fo:language="en" fo:country="US"/>
    </style:style>
    <style:style style:name="T6" style:parent-style-name="DefaultParagraphFont" style:family="text">
      <style:text-properties style:font-name="Verdana" fo:color="#000000" fo:font-size="9pt" style:font-size-asian="9pt" style:font-size-complex="9pt" fo:background-color="#FFFFFF" fo:language="en" fo:country="US"/>
    </style:style>
    <style:style style:name="T7" style:parent-style-name="DefaultParagraphFont" style:family="text">
      <style:text-properties style:font-name="Verdana" fo:color="#000000" fo:font-size="9pt" style:font-size-asian="9pt" style:font-size-complex="9pt" fo:background-color="#FFFFFF" fo:language="en" fo:country="US"/>
    </style:style>
    <style:style style:name="T8" style:parent-style-name="Emphasis" style:family="text">
      <style:text-properties style:font-name="Verdana" fo:color="#000000" fo:font-size="9pt" style:font-size-asian="9pt" style:font-size-complex="9pt" fo:background-color="#FFFFFF" fo:language="en" fo:country="US"/>
    </style:style>
    <style:style style:name="T9" style:parent-style-name="DefaultParagraphFont" style:family="text">
      <style:text-properties style:font-name="Verdana" fo:color="#000000" fo:font-size="9pt" style:font-size-asian="9pt" style:font-size-complex="9pt" fo:background-color="#FFFFFF" fo:language="en" fo:country="US"/>
    </style:style>
    <style:style style:name="T10" style:parent-style-name="Emphasis" style:family="text">
      <style:text-properties style:font-name="Verdana" fo:color="#000000" fo:font-size="9pt" style:font-size-asian="9pt" style:font-size-complex="9pt" fo:background-color="#FFFFFF" fo:language="en" fo:country="US"/>
    </style:style>
    <style:style style:name="T11" style:parent-style-name="DefaultParagraphFont" style:family="text">
      <style:text-properties style:font-name="Verdana" fo:color="#000000" fo:font-size="9pt" style:font-size-asian="9pt" style:font-size-complex="9pt" fo:background-color="#FFFFFF" fo:language="en" fo:country="US"/>
    </style:style>
    <style:style style:name="T12" style:parent-style-name="Emphasis" style:family="text">
      <style:text-properties style:font-name="Verdana" fo:color="#000000" fo:font-size="9pt" style:font-size-asian="9pt" style:font-size-complex="9pt" fo:background-color="#FFFFFF" fo:language="en" fo:country="US"/>
    </style:style>
    <style:style style:name="T13" style:parent-style-name="DefaultParagraphFont" style:family="text">
      <style:text-properties style:font-name="Verdana" fo:color="#000000" fo:font-size="9pt" style:font-size-asian="9pt" style:font-size-complex="9pt" fo:background-color="#FFFFFF" fo:language="en" fo:country="US"/>
    </style:style>
    <style:style style:name="T14" style:parent-style-name="DefaultParagraphFont" style:family="text">
      <style:text-properties style:font-name="Verdana" fo:color="#000000" fo:font-size="9pt" style:font-size-asian="9pt" style:font-size-complex="9pt" fo:background-color="#FFFFFF" fo:language="en" fo:country="US"/>
    </style:style>
    <style:style style:name="T15" style:parent-style-name="Emphasis" style:family="text">
      <style:text-properties style:font-name="Verdana" fo:color="#000000" fo:font-size="9pt" style:font-size-asian="9pt" style:font-size-complex="9pt" fo:background-color="#FFFFFF" fo:language="en" fo:country="US"/>
    </style:style>
    <style:style style:name="T16" style:parent-style-name="DefaultParagraphFont" style:family="text">
      <style:text-properties style:font-name="Verdana" fo:color="#000000" fo:font-size="9pt" style:font-size-asian="9pt" style:font-size-complex="9pt" fo:background-color="#FFFFFF" fo:language="en" fo:country="US"/>
    </style:style>
    <style:style style:name="T17" style:parent-style-name="Hyperlink" style:family="text">
      <style:text-properties style:font-name="Verdana" fo:font-weight="bold" style:font-weight-asian="bold" style:font-weight-complex="bold" fo:color="#91A501" fo:font-size="9pt" style:font-size-asian="9pt" style:font-size-complex="9pt" fo:background-color="#FFFFFF" fo:language="en" fo:country="US"/>
    </style:style>
    <style:style style:name="T18" style:parent-style-name="DefaultParagraphFont" style:family="text">
      <style:text-properties style:font-name="Verdana" fo:color="#000000" fo:font-size="9pt" style:font-size-asian="9pt" style:font-size-complex="9pt" fo:background-color="#FFFFFF" fo:language="en" fo:country="US"/>
    </style:style>
    <style:style style:name="T19" style:parent-style-name="DefaultParagraphFont" style:family="text">
      <style:text-properties style:font-name="Verdana" fo:color="#000000" fo:font-size="9pt" style:font-size-asian="9pt" style:font-size-complex="9pt" fo:background-color="#FFFFFF" fo:language="en" fo:country="US"/>
    </style:style>
    <style:style style:name="T20" style:parent-style-name="Hyperlink" style:family="text">
      <style:text-properties style:font-name="Verdana" fo:font-weight="bold" style:font-weight-asian="bold" style:font-weight-complex="bold" fo:color="#91A501" fo:font-size="9pt" style:font-size-asian="9pt" style:font-size-complex="9pt" fo:background-color="#FFFFFF" fo:language="en" fo:country="US"/>
    </style:style>
    <style:style style:name="T21" style:parent-style-name="DefaultParagraphFont" style:family="text">
      <style:text-properties style:font-name="Verdana" fo:color="#000000" fo:font-size="9pt" style:font-size-asian="9pt" style:font-size-complex="9pt" fo:background-color="#FFFFFF" fo:language="en" fo:country="US"/>
    </style:style>
    <style:style style:name="T22" style:parent-style-name="Hyperlink" style:family="text">
      <style:text-properties style:font-name="Verdana" fo:font-weight="bold" style:font-weight-asian="bold" style:font-weight-complex="bold" fo:color="#91A501" fo:font-size="9pt" style:font-size-asian="9pt" style:font-size-complex="9pt" fo:background-color="#FFFFFF" fo:language="en" fo:country="US"/>
    </style:style>
    <style:style style:name="T23" style:parent-style-name="DefaultParagraphFont" style:family="text">
      <style:text-properties style:font-name="Verdana" fo:color="#000000" fo:font-size="9pt" style:font-size-asian="9pt" style:font-size-complex="9pt" fo:background-color="#FFFFFF" fo:language="en" fo:country="US"/>
    </style:style>
    <style:style style:name="T24" style:parent-style-name="pre" style:family="text">
      <style:text-properties style:font-name="Courier New" style:font-name-complex="Courier New" fo:color="#000000" fo:font-size="9pt" style:font-size-asian="9pt" style:font-size-complex="9pt" fo:background-color="#FFFFFF" fo:language="en" fo:country="US"/>
    </style:style>
    <style:style style:name="T25" style:parent-style-name="DefaultParagraphFont" style:family="text">
      <style:text-properties style:font-name="Verdana" fo:color="#000000" fo:font-size="9pt" style:font-size-asian="9pt" style:font-size-complex="9pt" fo:background-color="#FFFFFF" fo:language="en" fo:country="US"/>
    </style:style>
    <style:style style:name="P26" style:parent-style-name="Normal" style:family="paragraph">
      <style:paragraph-properties fo:text-align="justify" fo:margin-top="0.0694in" fo:margin-bottom="0.0694in" style:line-height-at-least="0.1625in" fo:background-color="#FFFFFF"/>
      <style:text-properties style:font-name="Verdana" style:font-name-asian="Times New Roman" style:font-name-complex="Times New Roman" fo:color="#000000" fo:font-size="9pt" style:font-size-asian="9pt" style:font-size-complex="9pt" fo:language="en" fo:country="US"/>
    </style:style>
    <style:style style:name="P27" style:parent-style-name="Normal" style:family="paragraph">
      <style:paragraph-properties fo:border-top="0.0104in solid #AACC99" fo:border-left="none" fo:border-bottom="0.0104in solid #AACC99" fo:border-right="none" fo:padding-top="0.0555in" fo:padding-left="0in" fo:padding-bottom="0.0555in" fo:padding-right="0in" style:shadow="none" fo:margin-bottom="0in" style:line-height-at-least="0.15in" fo:background-color="#EEFFCC">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style>
    <style:style style:name="P28" style:parent-style-name="Normal" style:family="paragraph">
      <style:paragraph-properties fo:border-top="0.0104in solid #AACC99" fo:border-left="none" fo:border-bottom="0.0104in solid #AACC99" fo:border-right="none" fo:padding-top="0.0555in" fo:padding-left="0in" fo:padding-bottom="0.0555in" fo:padding-right="0in" style:shadow="none" fo:margin-bottom="0in" style:line-height-at-least="0.15in" fo:background-color="#EEFFCC">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style>
    <style:style style:name="P29" style:parent-style-name="Normal" style:family="paragraph">
      <style:paragraph-properties fo:text-align="justify" fo:margin-top="0.0694in" fo:margin-bottom="0.0694in" style:line-height-at-least="0.1625in" fo:background-color="#FFFFFF"/>
      <style:text-properties style:font-name="Verdana" style:font-name-asian="Times New Roman" style:font-name-complex="Times New Roman" fo:color="#000000" fo:font-size="9pt" style:font-size-asian="9pt" style:font-size-complex="9pt" fo:language="en" fo:country="US"/>
    </style:style>
    <style:style style:name="P30" style:parent-style-name="Normal" style:family="paragraph">
      <style:paragraph-properties fo:border-top="0.0104in solid #AACC99" fo:border-left="none" fo:border-bottom="0.0104in solid #AACC99" fo:border-right="none" fo:padding-top="0.0555in" fo:padding-left="0in" fo:padding-bottom="0.0555in" fo:padding-right="0in" style:shadow="none" fo:margin-bottom="0in" style:line-height-at-least="0.15in" fo:background-color="#EEFFCC">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style>
    <style:style style:name="P31" style:parent-style-name="Normal" style:family="paragraph">
      <style:paragraph-properties fo:text-align="justify" fo:margin-top="0.0694in" fo:margin-bottom="0.0694in" style:line-height-at-least="0.1625in" fo:background-color="#FFFFFF"/>
      <style:text-properties style:font-name="Verdana" style:font-name-asian="Times New Roman" style:font-name-complex="Times New Roman" fo:color="#000000" fo:font-size="9pt" style:font-size-asian="9pt" style:font-size-complex="9pt" fo:language="en" fo:country="US"/>
    </style:style>
    <style:style style:name="P32" style:parent-style-name="Normal" style:family="paragraph">
      <style:paragraph-properties fo:border-top="0.0104in solid #AACC99" fo:border-left="none" fo:border-bottom="0.0104in solid #AACC99" fo:border-right="none" fo:padding-top="0.0555in" fo:padding-left="0in" fo:padding-bottom="0.0555in" fo:padding-right="0in" style:shadow="none" fo:margin-bottom="0in" style:line-height-at-least="0.15in" fo:background-color="#EEFFCC">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ListParagraph" style:list-style-name="LFO1" style:family="paragraph"/>
    <style:style style:name="T36" style:parent-style-name="DefaultParagraphFont" style:family="text">
      <style:text-properties style:font-name="Verdana" fo:color="#000000" fo:font-size="9pt" style:font-size-asian="9pt" style:font-size-complex="9pt" fo:background-color="#FFFFFF" fo:language="en" fo:country="US"/>
    </style:style>
    <style:style style:name="T37" style:parent-style-name="DefaultParagraphFont" style:family="text">
      <style:text-properties style:font-name="Verdana" fo:color="#000000" fo:font-size="9pt" style:font-size-asian="9pt" style:font-size-complex="9pt" fo:background-color="#FFFFFF" fo:language="en" fo:country="US"/>
    </style:style>
    <style:style style:name="T38" style:parent-style-name="DefaultParagraphFont" style:family="text">
      <style:text-properties style:font-name="Verdana" fo:color="#000000" fo:font-size="9pt" style:font-size-asian="9pt" style:font-size-complex="9pt" fo:background-color="#FFFFFF" fo:language="en" fo:country="US"/>
    </style:style>
    <style:style style:name="T39" style:parent-style-name="DefaultParagraphFont" style:family="text">
      <style:text-properties style:font-name="Verdana" fo:color="#000000" fo:font-size="9pt" style:font-size-asian="9pt" style:font-size-complex="9pt" fo:background-color="#FFFFFF" fo:language="en" fo:country="US"/>
    </style:style>
    <style:style style:name="P40" style:parent-style-name="ListParagraph" style:list-style-name="LFO1" style:family="paragraph"/>
    <style:style style:name="T41" style:parent-style-name="DefaultParagraphFont" style:family="text">
      <style:text-properties style:font-name="Verdana" fo:color="#000000" fo:font-size="9pt" style:font-size-asian="9pt" style:font-size-complex="9pt" fo:background-color="#FFFFFF" fo:language="en" fo:country="US"/>
    </style:style>
    <style:style style:name="P42" style:parent-style-name="NormalWeb" style:family="paragraph">
      <style:paragraph-properties fo:text-align="justify" style:line-height-at-least="0.1625in" fo:margin-left="0.5in" fo:background-color="#FFFFFF">
        <style:tab-stops/>
      </style:paragraph-properties>
      <style:text-properties style:font-name="Verdana" fo:color="#000000" fo:font-size="9pt" style:font-size-asian="9pt" style:font-size-complex="9pt"/>
    </style:style>
    <style:style style:name="P43" style:parent-style-name="HTMLPreformatted" style:family="paragraph">
      <style:paragraph-properties fo:border-top="0.0104in solid #AACC99" fo:border-left="none" fo:border-bottom="0.0104in solid #AACC99" fo:border-right="none" fo:padding-top="0.0555in" fo:padding-left="0in" fo:padding-bottom="0.0555in" fo:padding-right="0in" style:shadow="none" style:line-height-at-least="0.15in" fo:margin-left="0.5in" fo:background-color="#EEFFCC">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44" style:parent-style-name="n" style:family="text">
      <style:text-properties fo:color="#000000"/>
    </style:style>
    <style:style style:name="T45" style:parent-style-name="DefaultParagraphFont" style:family="text">
      <style:text-properties fo:color="#000000"/>
    </style:style>
    <style:style style:name="T46" style:parent-style-name="n" style:family="text">
      <style:text-properties fo:color="#000000"/>
    </style:style>
    <style:style style:name="T47" style:parent-style-name="p" style:family="text">
      <style:text-properties fo:color="#000000"/>
    </style:style>
    <style:style style:name="P48" style:parent-style-name="HTMLPreformatted" style:family="paragraph">
      <style:paragraph-properties fo:border-top="0.0104in solid #AACC99" fo:border-left="none" fo:border-bottom="0.0104in solid #AACC99" fo:border-right="none" fo:padding-top="0.0555in" fo:padding-left="0in" fo:padding-bottom="0.0555in" fo:padding-right="0in" style:shadow="none" style:line-height-at-least="0.15in" fo:margin-left="0.5in" fo:background-color="#EEFFCC">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49" style:parent-style-name="n" style:family="text">
      <style:text-properties fo:color="#000000"/>
    </style:style>
    <style:style style:name="T50" style:parent-style-name="p" style:family="text">
      <style:text-properties fo:color="#000000"/>
    </style:style>
    <style:style style:name="T51" style:parent-style-name="n" style:family="text">
      <style:text-properties fo:color="#000000"/>
    </style:style>
    <style:style style:name="T52" style:parent-style-name="DefaultParagraphFont" style:family="text">
      <style:text-properties fo:color="#000000"/>
    </style:style>
    <style:style style:name="T53" style:parent-style-name="p" style:family="text">
      <style:text-properties fo:color="#000000"/>
    </style:style>
    <style:style style:name="T54" style:parent-style-name="s" style:family="text">
      <style:text-properties fo:color="#4070A0"/>
    </style:style>
    <style:style style:name="T55" style:parent-style-name="p" style:family="text">
      <style:text-properties fo:color="#000000"/>
    </style:style>
    <style:style style:name="T56" style:parent-style-name="DefaultParagraphFont" style:family="text">
      <style:text-properties fo:color="#000000"/>
    </style:style>
    <style:style style:name="T57" style:parent-style-name="s" style:family="text">
      <style:text-properties fo:color="#4070A0"/>
    </style:style>
    <style:style style:name="T58" style:parent-style-name="p" style:family="text">
      <style:text-properties fo:color="#000000"/>
    </style:style>
    <style:style style:name="P59" style:parent-style-name="HTMLPreformatted" style:family="paragraph">
      <style:paragraph-properties fo:border-top="0.0104in solid #AACC99" fo:border-left="none" fo:border-bottom="0.0104in solid #AACC99" fo:border-right="none" fo:padding-top="0.0555in" fo:padding-left="0in" fo:padding-bottom="0.0555in" fo:padding-right="0in" style:shadow="none" style:line-height-at-least="0.15in" fo:margin-left="0.5in" fo:background-color="#EEFFCC">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60" style:parent-style-name="n" style:family="text">
      <style:text-properties fo:color="#000000"/>
    </style:style>
    <style:style style:name="T61" style:parent-style-name="p" style:family="text">
      <style:text-properties fo:color="#000000"/>
    </style:style>
    <style:style style:name="T62" style:parent-style-name="n" style:family="text">
      <style:text-properties fo:color="#000000"/>
    </style:style>
    <style:style style:name="T63" style:parent-style-name="DefaultParagraphFont" style:family="text">
      <style:text-properties fo:color="#000000"/>
    </style:style>
    <style:style style:name="T64" style:parent-style-name="p" style:family="text">
      <style:text-properties fo:color="#000000"/>
    </style:style>
    <style:style style:name="T65" style:parent-style-name="n" style:family="text">
      <style:text-properties fo:color="#000000"/>
    </style:style>
    <style:style style:name="T66" style:parent-style-name="p" style:family="text">
      <style:text-properties fo:color="#000000"/>
    </style:style>
    <style:style style:name="P67" style:parent-style-name="NormalWeb" style:family="paragraph">
      <style:paragraph-properties fo:text-align="justify" style:line-height-at-least="0.1625in" fo:margin-left="0.5in" fo:background-color="#FFFFFF">
        <style:tab-stops/>
      </style:paragraph-properties>
      <style:text-properties style:font-name="Verdana" fo:color="#000000" fo:font-size="9pt" style:font-size-asian="9pt" style:font-size-complex="9pt"/>
    </style:style>
    <style:style style:name="P68" style:parent-style-name="HTMLPreformatted" style:family="paragraph">
      <style:paragraph-properties fo:border-top="0.0104in solid #AACC99" fo:border-left="none" fo:border-bottom="0.0104in solid #AACC99" fo:border-right="none" fo:padding-top="0.0555in" fo:padding-left="0in" fo:padding-bottom="0.0555in" fo:padding-right="0in" style:shadow="none" style:line-height-at-least="0.15in" fo:margin-left="0.5in" fo:background-color="#EEFFCC">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69" style:parent-style-name="n" style:family="text">
      <style:text-properties fo:color="#000000"/>
    </style:style>
    <style:style style:name="T70" style:parent-style-name="DefaultParagraphFont" style:family="text">
      <style:text-properties fo:color="#000000"/>
    </style:style>
    <style:style style:name="T71" style:parent-style-name="o" style:family="text">
      <style:text-properties fo:color="#666666"/>
    </style:style>
    <style:style style:name="T72" style:parent-style-name="DefaultParagraphFont" style:family="text">
      <style:text-properties fo:color="#000000"/>
    </style:style>
    <style:style style:name="T73" style:parent-style-name="n" style:family="text">
      <style:text-properties fo:color="#000000"/>
    </style:style>
    <style:style style:name="T74" style:parent-style-name="o" style:family="text">
      <style:text-properties fo:color="#666666"/>
    </style:style>
    <style:style style:name="T75" style:parent-style-name="n" style:family="text">
      <style:text-properties fo:color="#000000"/>
    </style:style>
    <style:style style:name="T76" style:parent-style-name="o" style:family="text">
      <style:text-properties fo:color="#666666"/>
    </style:style>
    <style:style style:name="T77" style:parent-style-name="n" style:family="text">
      <style:text-properties fo:color="#000000"/>
    </style:style>
    <style:style style:name="T78" style:parent-style-name="p" style:family="text">
      <style:text-properties fo:color="#000000"/>
    </style:style>
    <style:style style:name="P79" style:parent-style-name="HTMLPreformatted" style:family="paragraph">
      <style:paragraph-properties fo:border-top="0.0104in solid #AACC99" fo:border-left="none" fo:border-bottom="0.0104in solid #AACC99" fo:border-right="none" fo:padding-top="0.0555in" fo:padding-left="0in" fo:padding-bottom="0.0555in" fo:padding-right="0in" style:shadow="none" style:line-height-at-least="0.15in" fo:margin-left="0.5in" fo:background-color="#EEFFCC">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80" style:parent-style-name="n" style:family="text">
      <style:text-properties fo:color="#000000"/>
    </style:style>
    <style:style style:name="T81" style:parent-style-name="o" style:family="text">
      <style:text-properties fo:color="#666666"/>
    </style:style>
    <style:style style:name="T82" style:parent-style-name="n" style:family="text">
      <style:text-properties fo:color="#000000"/>
    </style:style>
    <style:style style:name="T83" style:parent-style-name="p" style:family="text">
      <style:text-properties fo:color="#000000"/>
    </style:style>
    <style:style style:name="T84" style:parent-style-name="n" style:family="text">
      <style:text-properties fo:color="#000000"/>
    </style:style>
    <style:style style:name="T85" style:parent-style-name="o" style:family="text">
      <style:text-properties fo:color="#666666"/>
    </style:style>
    <style:style style:name="T86" style:parent-style-name="n" style:family="text">
      <style:text-properties fo:color="#000000"/>
    </style:style>
    <style:style style:name="T87" style:parent-style-name="o" style:family="text">
      <style:text-properties fo:color="#666666"/>
    </style:style>
    <style:style style:name="T88" style:parent-style-name="n" style:family="text">
      <style:text-properties fo:color="#000000"/>
    </style:style>
    <style:style style:name="T89" style:parent-style-name="p" style:family="text">
      <style:text-properties fo:color="#000000"/>
    </style:style>
    <style:style style:name="T90" style:parent-style-name="s2" style:family="text">
      <style:text-properties fo:color="#4070A0"/>
    </style:style>
    <style:style style:name="T91" style:parent-style-name="p" style:family="text">
      <style:text-properties fo:color="#000000"/>
    </style:style>
    <style:style style:name="T92" style:parent-style-name="DefaultParagraphFont" style:family="text">
      <style:text-properties fo:color="#000000"/>
    </style:style>
    <style:style style:name="T93" style:parent-style-name="n" style:family="text">
      <style:text-properties fo:color="#000000"/>
    </style:style>
    <style:style style:name="T94" style:parent-style-name="o" style:family="text">
      <style:text-properties fo:color="#666666"/>
    </style:style>
    <style:style style:name="T95" style:parent-style-name="n" style:family="text">
      <style:text-properties fo:color="#000000"/>
    </style:style>
    <style:style style:name="T96" style:parent-style-name="o" style:family="text">
      <style:text-properties fo:color="#666666"/>
    </style:style>
    <style:style style:name="T97" style:parent-style-name="n" style:family="text">
      <style:text-properties fo:color="#000000"/>
    </style:style>
    <style:style style:name="T98" style:parent-style-name="p" style:family="text">
      <style:text-properties fo:color="#000000"/>
    </style:style>
    <style:style style:name="T99" style:parent-style-name="s2" style:family="text">
      <style:text-properties fo:color="#4070A0"/>
    </style:style>
    <style:style style:name="T100" style:parent-style-name="p" style:family="text">
      <style:text-properties fo:color="#000000"/>
    </style:style>
    <style:style style:name="P101" style:parent-style-name="HTMLPreformatted" style:family="paragraph">
      <style:paragraph-properties fo:border-top="0.0104in solid #AACC99" fo:border-left="none" fo:border-bottom="0.0104in solid #AACC99" fo:border-right="none" fo:padding-top="0.0555in" fo:padding-left="0in" fo:padding-bottom="0.0555in" fo:padding-right="0in" style:shadow="none" style:line-height-at-least="0.15in" fo:margin-left="0.5in" fo:background-color="#EEFFCC">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02" style:parent-style-name="n" style:family="text">
      <style:text-properties fo:color="#000000"/>
    </style:style>
    <style:style style:name="T103" style:parent-style-name="o" style:family="text">
      <style:text-properties fo:color="#666666"/>
    </style:style>
    <style:style style:name="T104" style:parent-style-name="n" style:family="text">
      <style:text-properties fo:color="#000000"/>
    </style:style>
    <style:style style:name="T105" style:parent-style-name="p" style:family="text">
      <style:text-properties fo:color="#000000"/>
    </style:style>
    <style:style style:name="T106" style:parent-style-name="n" style:family="text">
      <style:text-properties fo:color="#000000"/>
    </style:style>
    <style:style style:name="T107" style:parent-style-name="p" style:family="text">
      <style:text-properties fo:color="#000000"/>
    </style:style>
    <style:style style:name="P108" style:parent-style-name="ListParagraph" style:family="paragraph">
      <style:text-properties fo:language="en" fo:country="US"/>
    </style:style>
    <style:style style:name="P109" style:parent-style-name="ListParagraph" style:list-style-name="LFO1" style:family="paragraph"/>
    <style:style style:name="T110" style:parent-style-name="DefaultParagraphFont" style:family="text">
      <style:text-properties style:font-name="Verdana" fo:color="#000000" fo:font-size="9pt" style:font-size-asian="9pt" style:font-size-complex="9pt" fo:background-color="#FFFFFF" fo:language="en" fo:country="US"/>
    </style:style>
    <style:style style:name="T111" style:parent-style-name="DefaultParagraphFont" style:family="text">
      <style:text-properties style:font-name="Verdana" fo:color="#000000" fo:font-size="9pt" style:font-size-asian="9pt" style:font-size-complex="9pt" fo:background-color="#FFFFFF" fo:language="en" fo:country="US"/>
    </style:style>
    <style:style style:name="T112" style:parent-style-name="DefaultParagraphFont" style:family="text">
      <style:text-properties style:font-name="Verdana" fo:color="#000000" fo:font-size="9pt" style:font-size-asian="9pt" style:font-size-complex="9pt" fo:background-color="#FFFFFF" fo:language="en" fo:country="US"/>
    </style:style>
    <style:style style:name="P113" style:parent-style-name="ListParagraph" style:list-style-name="LFO1" style:family="paragraph"/>
    <style:style style:name="T114" style:parent-style-name="DefaultParagraphFont" style:family="text">
      <style:text-properties style:font-name="Verdana" fo:color="#000000" fo:font-size="9pt" style:font-size-asian="9pt" style:font-size-complex="9pt" fo:background-color="#FFFFFF" fo:language="en" fo:country="US"/>
    </style:style>
  </office:automatic-styles>
  <office:body>
    <office:text text:use-soft-page-breaks="true">
      <text:p text:style-name="P1">Reading notes</text:p>
      <text:p text:style-name="Normal"><text:span text:style-name="T2">Reference :<text:s/></text:span><text:a xlink:href="https://www.nsnam.org/docs/manual/html/python.html" office:target-frame-name="_top" xlink:show="replace"><text:span text:style-name="T3">https://www.nsnam.org/docs/manual/html/python.html</text:span></text:a></text:p>
      <text:p text:style-name="Normal"><text:span text:style-name="T4">Python bindings allow the C++ code in </text:span><text:span text:style-name="T5">ns-3</text:span><text:span text:style-name="T6"> to be called from Python.</text:span></text:p>
      <text:p text:style-name="Normal"><text:span text:style-name="T7">Python bindings provide support for importing </text:span><text:span text:style-name="T8">ns-3</text:span><text:span text:style-name="T9"> model libraries as Python modules. Coverage of most of the </text:span><text:span text:style-name="T10">ns-3</text:span><text:span text:style-name="T11"> C++ API is provided. The intent has been to allow the programmer to write complete simulation scripts in Python, to allow integration of </text:span><text:span text:style-name="T12">ns-3</text:span><text:span text:style-name="T13"> with other Python tools and workflows.</text:span></text:p>
      <text:p text:style-name="Normal"><text:span text:style-name="T14">Python bindings for </text:span><text:span text:style-name="T15">ns-3</text:span><text:span text:style-name="T16"> use a tool called PyBindGen (</text:span><text:a xlink:href="https://github.com/gjcarneiro/pybindgen" office:target-frame-name="_top" xlink:show="replace"><text:span text:style-name="T17">https://github.com/gjcarneiro/pybindgen</text:span></text:a><text:span text:style-name="T18">) to create Python modules from the C++ libraries built by Waf.</text:span></text:p>
      <text:p text:style-name="Normal"><text:span text:style-name="T19">The process for automatically generating Python bindings relies on a toolchain involving a development installation of the Clang compiler, a program called CastXML (</text:span><text:a xlink:href="https://github.com/CastXML/CastXML" office:target-frame-name="_top" xlink:show="replace"><text:span text:style-name="T20">https://github.com/CastXML/CastXML</text:span></text:a><text:span text:style-name="T21">), and a program called pygccxml (</text:span><text:a xlink:href="https://github.com/gccxml/pygccxml" office:target-frame-name="_top" xlink:show="replace"><text:span text:style-name="T22">https://github.com/gccxml/pygccxml</text:span></text:a><text:span text:style-name="T23">). The toolchain can be installed using the ns-3 </text:span><text:span text:style-name="T24">bake</text:span><text:span text:style-name="T25"> build tool.</text:span></text:p>
      <text:p text:style-name="P26">waf contains some options that automatically update the python path to find the ns3 module. To run example programs, there are two ways to use waf to take care of this. One is to run a waf shell; e.g.:</text:p>
      <text:p text:style-name="P27">$ ./waf shell</text:p>
      <text:p text:style-name="P28">$ python examples/wireless/mixed-wireless.py</text:p>
      <text:p text:style-name="P29">and the other is to use the –pyrun option to waf:</text:p>
      <text:p text:style-name="P30">$ ./waf --pyrun examples/wireless/mixed-wireless.py</text:p>
      <text:p text:style-name="P31">As of ns-3.30, a –pyrun-no-build option was added to allow the running of a program without invoking a project rebuild. This option may be useful to improve execution time when running the same program repeatedly but with different arguments, such as from scripts. It can be used in place of –pyrun such as:</text:p>
      <text:p text:style-name="P32">$ ./waf --pyrun-no-build examples/wireless/mixed-wireless.py</text:p>
      <text:p text:style-name="P33"/>
      <text:p text:style-name="P34">Caveats of the python binding:</text:p>
      <text:list text:style-name="LFO1" text:continue-numbering="true">
        <text:list-item>
          <text:p text:style-name="P35"><text:span text:style-name="T36">not 100% of the</text:span><text:span text:style-name="T37"><text:s/>original C++</text:span><text:span text:style-name="T38"><text:s/>API is supported in Python</text:span><text:span text:style-name="T39">.</text:span></text:p>
        </text:list-item>
        <text:list-item>
          <text:p text:style-name="P40"><text:span text:style-name="T41">Conversion constructors are not fully supported. Need to use explicit constructors</text:span></text:p>
        </text:list-item>
      </text:list>
      <text:p text:style-name="P42">For example, in C++ you can do this:</text:p>
      <text:p text:style-name="P43"><text:span text:style-name="T44">Ipv4AddressHelper</text:span><text:span text:style-name="T45"><text:s/></text:span><text:span text:style-name="T46">ipAddrs</text:span><text:span text:style-name="T47">;</text:span></text:p>
      <text:p text:style-name="P48"><text:span text:style-name="T49">ipAddrs</text:span><text:span text:style-name="T50">.</text:span><text:span text:style-name="T51">SetBase</text:span><text:span text:style-name="T52"><text:s/></text:span><text:span text:style-name="T53">(</text:span><text:span text:style-name="T54">"192.168.0.0"</text:span><text:span text:style-name="T55">,</text:span><text:span text:style-name="T56"><text:s/></text:span><text:span text:style-name="T57">"255.255.255.0"</text:span><text:span text:style-name="T58">);</text:span></text:p>
      <text:p text:style-name="P59"><text:span text:style-name="T60">ipAddrs</text:span><text:span text:style-name="T61">.</text:span><text:span text:style-name="T62">Assign</text:span><text:span text:style-name="T63"><text:s/></text:span><text:span text:style-name="T64">(</text:span><text:span text:style-name="T65">backboneDevices</text:span><text:span text:style-name="T66">);</text:span></text:p>
      <text:p text:style-name="P67">In Python, for the time being you have to do:</text:p>
      <text:soft-page-break/>
      <text:p text:style-name="P68"><text:span text:style-name="T69">ipAddrs</text:span><text:span text:style-name="T70"><text:s/></text:span><text:span text:style-name="T71">=</text:span><text:span text:style-name="T72"><text:s/></text:span><text:span text:style-name="T73">ns</text:span><text:span text:style-name="T74">.</text:span><text:span text:style-name="T75">internet</text:span><text:span text:style-name="T76">.</text:span><text:span text:style-name="T77">Ipv4AddressHelper</text:span><text:span text:style-name="T78">()</text:span></text:p>
      <text:p text:style-name="P79"><text:span text:style-name="T80">ipAddrs</text:span><text:span text:style-name="T81">.</text:span><text:span text:style-name="T82">SetBase</text:span><text:span text:style-name="T83">(</text:span><text:span text:style-name="T84">ns</text:span><text:span text:style-name="T85">.</text:span><text:span text:style-name="T86">network</text:span><text:span text:style-name="T87">.</text:span><text:span text:style-name="T88">Ipv4Address</text:span><text:span text:style-name="T89">(</text:span><text:span text:style-name="T90">"192.168.0.0"</text:span><text:span text:style-name="T91">),</text:span><text:span text:style-name="T92"><text:s/></text:span><text:span text:style-name="T93">ns</text:span><text:span text:style-name="T94">.</text:span><text:span text:style-name="T95">network</text:span><text:span text:style-name="T96">.</text:span><text:span text:style-name="T97">Ipv4Mask</text:span><text:span text:style-name="T98">(</text:span><text:span text:style-name="T99">"255.255.255.0"</text:span><text:span text:style-name="T100">))</text:span></text:p>
      <text:p text:style-name="P101"><text:span text:style-name="T102">ipAddrs</text:span><text:span text:style-name="T103">.</text:span><text:span text:style-name="T104">Assign</text:span><text:span text:style-name="T105">(</text:span><text:span text:style-name="T106">backboneDevices</text:span><text:span text:style-name="T107">)</text:span></text:p>
      <text:p text:style-name="P108"/>
      <text:list text:style-name="LFO1" text:continue-numbering="true">
        <text:list-item>
          <text:p text:style-name="P109"><text:span text:style-name="T110">Command Line argument definition is different from C++. In p</text:span><text:span text:style-name="T111">ython</text:span><text:span text:style-name="T112"><text:s/>the commandLine object gets a new value by the name of the command line argument. In C++ this is linked to a variable external to the commandLine object.<text:s/></text:span></text:p>
        </text:list-item>
        <text:list-item>
          <text:p text:style-name="P113"><text:span text:style-name="T114">There is no structured documentation for the Python bindings like there is Doxygen for the C++ API, but the Doxygen can be consulted to understand how the C++ API work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language="fr" fo:country="FR"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Emphasis" style:display-name="Emphasis" style:family="text" style:parent-style-name="DefaultParagraphFont">
      <style:text-properties fo:font-style="italic" style:font-style-asian="italic" style:font-style-complex="italic"/>
    </style:style>
    <style:style style:name="pre" style:display-name="pre"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ListParagraph" style:display-name="List Paragraph" style:family="paragraph" style:parent-style-name="Normal">
      <style:paragraph-properties fo:margin-left="0.5in">
        <style:tab-stops/>
      </style:paragraph-properties>
      <style:text-properties fo:hyphenate="false"/>
    </style:style>
    <style:style style:name="n" style:display-name="n" style:family="text" style:parent-style-name="DefaultParagraphFont"/>
    <style:style style:name="p" style:display-name="p" style:family="text" style:parent-style-name="DefaultParagraphFont"/>
    <style:style style:name="s" style:display-name="s" style:family="text" style:parent-style-name="DefaultParagraphFont"/>
    <style:style style:name="o" style:display-name="o" style:family="text" style:parent-style-name="DefaultParagraphFont"/>
    <style:style style:name="s2" style:display-name="s2"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wel Alioua</meta:initial-creator>
    <dc:creator>Nawel Alioua</dc:creator>
    <meta:creation-date>2021-11-09T19:17:00Z</meta:creation-date>
    <dc:date>2021-11-09T19:18:00Z</dc:date>
    <meta:template xlink:href="Normal.dotm" xlink:type="simple"/>
    <meta:editing-cycles>2</meta:editing-cycles>
    <meta:editing-duration>PT60S</meta:editing-duration>
    <meta:document-statistic meta:page-count="2" meta:paragraph-count="5" meta:word-count="420" meta:character-count="2809" meta:row-count="19" meta:non-whitespace-character-count="2394"/>
  </office:meta>
</office:document-meta>
</file>